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2SoapMessageImpl.getSoa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SoapMessageImpl.setSoapHeaders( List &lt; Wsdl2SoapHeader &gt; soap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SoapMessageImpl.setHttpHeaders( List &lt; Wsdl2HttpHeader &gt; http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SoapMessageImpl.setSoapModules( List &lt; Wsdl2SoapModule &gt; soapMod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SoapMessageImpl.get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SoapMessageImpl.getSoapMod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